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lect_date_part__year___w_data_utworz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sredni_czas_obslugi_wniosku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years 0 mons 280 days 15 hours 0 mins 14.333333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years 0 mons 268 days 34 hours 20 mins 31.777778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years 0 mons 220 days 18 hours 24 mins 1.50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years 0 mons 191 days 29 hours 42 mins 41.333333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years 0 mons 156 days 16 hours 37 mins 31.60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years 0 mons 112 days 17 hours 14 mins 17.727273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years 0 mons 119 days 15 hours 34 mins 25.156814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years 0 mons 97 days 18 hours 25 mins 39.701552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years 0 mons 98 days 26 hours 58 mins 21.756881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years 0 mons 51 days 30 hours 56 mins 49.510605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years 0 mons 29 days 28 hours 17 mins 4.193276 sec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years 0 mons 5 days 12 hours 29 mins 46.281865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years 0 mons 28 days 22 hours 14 mins 37.535599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years 0 mons 16 days 21 hours 28 mins 11.266601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years 0 mons 6 days 20 hours 33 mins 58.468344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years 0 mons 7 days 7 hours 20 mins 12.083774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years 0 mons 11 days 14 hours 58 mins 47.937628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years 0 mons 5 days 22 hours 45 mins 0.313257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years 0 mons 4 days 20 hours 38 mins 48.56478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years 0 mons 3 days 33 hours 52 mins 15.269163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years 0 mons 6 days 26 hours 45 mins 5.684317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years 0 mons 10 days 35 hours 47 mins 36.350961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years 0 mons 9 days 30 hours 50 mins 43.399798 sec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years 0 mons 14 days 24 hours 0 mins 32.43027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years 0 mons 9 days 25 hours 59 mins 4.4745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years 0 mons 7 days 20 hours 49 mins 28.66356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years 0 mons 6 days 26 hours 25 mins 46.932069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years 0 mons 31 days 17 hours 4 mins 10.428986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years 0 mons 3 days 32 hours 24 mins 54.482799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years 0 mons 3 days 36 hours 6 mins 45.442729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years 0 mons 4 days 33 hours 29 mins 28.62879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years 0 mons 8 days 21 hours 14 mins 14.108408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years 0 mons 7 days 26 hours 9 mins 4.206968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years 0 mons 6 days 17 hours 12 mins 57.429593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years 0 mons 4 days 12 hours 8 mins 43.192561 sec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years 0 mons 3 days 14 hours 29 mins 29.028467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years 0 mons 4 days 23 hours 37 mins 48.968421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years 0 mons 5 days 19 hours 32 mins 33.813477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years 0 mons 2 days 20 hours 2 mins 50.705021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years 0 mons 1 days 4 hours 33 mins 35.277835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years 0 mons 7 days 21 hours 44 mins 47.867049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years 0 mons 6 days 26 hours 34 mins 19.450092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years 0 mons 14 days 3 hours 38 mins 2.984021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years 0 mons 8 days 4 hours 18 mins 58.320706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years 0 mons 3 days 15 hours 29 mins 1.691521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years 0 mons 5 days 23 hours 55 mins 38.003289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years 0 mons 6 days 3 hours 55 mins 17.694732 sec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years 0 mons 0 days 20 hours 6 mins 33.534923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years 0 mons 2 days 14 hours 28 mins 9.824426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years 0 mons 1 days 18 hours 27 mins 8.641953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years 0 mons 1 days 7 hours 50 mins 21.700314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years 0 mons 0 days 18 hours 43 mins 49.287315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years 0 mons 0 days 18 hours 58 mins 18.056752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years 0 mons 0 days 17 hours 15 mins 40.964168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years 0 mons 0 days 8 hours 3 mins 39.295678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years 0 mons 0 days 9 hours 52 mins 24.852216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years 0 mons 0 days 6 hours 4 mins 21.385356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years 0 mons 0 days 13 hours 28 mins 33.367146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 years 0 mons 0 days 8 hours 19 mins 28.001408 sec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 years 0 mons 0 days 9 hours 41 mins 38.153319 sec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years 0 mons 0 days 14 hours 37 mins 5.097787 sec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years 0 mons 0 days 5 hours 21 mins 35.74536 se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08:16:30.378286571</dc:date>
    <meta:editing-duration>PT19H32M8S</meta:editing-duration>
    <meta:editing-cycles>1</meta:editing-cycles>
    <meta:document-statistic meta:table-count="1" meta:cell-count="189" meta:object-count="0"/>
    <meta:generator>LibreOffice/6.0.6.2$Linux_X86_64 LibreOffice_project/00m0$Build-2</meta:generator>
  </office:meta>
</office:document-meta>
</file>